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6.01cm" svg:height="8.999cm" svg:x="0.66cm" svg:y="5.298cm">
            <draw:object draw:notify-on-update-of-ranges="Лист1.A1:Лист1.A11 Лист1.B1:Лист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0.671cm" svg:y="15.063cm">
            <draw:object draw:notify-on-update-of-ranges="Лист1.A1:Лист1.A11 Лист1.C1:Лист1.C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892">
            <text:p>8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23">
            <text:p>732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57">
            <text:p>1985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66">
            <text:p>30066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466">
            <text:p>85466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1867">
            <text:p>401867</text:p>
          </table:table-cell>
          <table:table-cell office:value-type="float" office:value="11.2">
            <text:p>11,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4137">
            <text:p>2984137</text:p>
          </table:table-cell>
          <table:table-cell office:value-type="float" office:value="267">
            <text:p>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1T09:28:35</dc:date>
    <dc:creator>stas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regression-type="exponential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scatter" chart:style-name="ch1">
        <chart:title svg:x="4.138cm" svg:y="0.316cm" chart:style-name="ch2">
          <text:p>Зависимость числа файлов от слоя</text:p>
        </chart:title>
        <chart:plot-area chart:style-name="ch3" table:cell-range-address="Лист1.A1:Лист1.B11" svg:x="1.331cm" svg:y="1.635cm" svg:width="14.04cm" svg:height="6.204cm">
          <chartooo:coordinate-region svg:x="2.878cm" svg:y="1.834cm" svg:width="12.306cm" svg:height="5.358cm"/>
          <chart:axis chart:dimension="x" chart:name="primary-x" chart:style-name="ch4">
            <chart:title svg:x="7.897cm" svg:y="8.019cm" chart:style-name="ch5">
              <text:p>Слой</text:p>
            </chart:title>
            <chart:grid chart:style-name="ch6" chart:class="major"/>
          </chart:axis>
          <chart:axis chart:dimension="y" chart:name="primary-y" chart:style-name="ch4">
            <chart:title svg:x="0.451cm" svg:y="5.879cm" chart:style-name="ch7">
              <text:p>Число файлов</text:p>
            </chart:title>
            <chart:grid chart:style-name="ch6" chart:class="major"/>
          </chart:axis>
          <chart:series chart:style-name="ch8" chart:values-cell-range-address="Лист1.B1:Лист1.B11" chart:class="chart:scatter">
            <chart:domain table:cell-range-address="Лист1.A1:Лист1.A11"/>
            <chart:regression-curve chart:style-name="ch9">
              <chart:equation chart:display-r-square="true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1">
                <text:p>1</text:p>
                <draw:g>
                  <svg:desc>Лист1.B1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066">
                <text:p>3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5466">
                <text:p>85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1867">
                <text:p>401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984137">
                <text:p>2984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regression-type="exponential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Зависимость времени работы от слоя</text:p>
        </chart:title>
        <chart:plot-area chart:style-name="ch3" table:cell-range-address="Лист1.A1:Лист1.A11 Лист1.C1:Лист1.C11" svg:x="1.331cm" svg:y="1.635cm" svg:width="14.029cm" svg:height="6.204cm">
          <chartooo:coordinate-region svg:x="2.138cm" svg:y="1.834cm" svg:width="13.035cm" svg:height="5.358cm"/>
          <chart:axis chart:dimension="x" chart:name="primary-x" chart:style-name="ch4">
            <chart:title svg:x="7.891cm" svg:y="8.019cm" chart:style-name="ch5">
              <text:p>Слой</text:p>
            </chart:title>
            <chart:grid chart:style-name="ch6" chart:class="major"/>
          </chart:axis>
          <chart:axis chart:dimension="y" chart:name="primary-y" chart:style-name="ch4">
            <chart:title svg:x="0.451cm" svg:y="5.284cm" chart:style-name="ch7">
              <text:p>Время</text:p>
            </chart:title>
            <chart:grid chart:style-name="ch6" chart:class="major"/>
          </chart:axis>
          <chart:series chart:style-name="ch8" chart:values-cell-range-address="Лист1.C1:Лист1.C11" chart:class="chart:scatter">
            <chart:domain table:cell-range-address="Лист1.A1:Лист1.A11"/>
            <chart:regression-curve chart:style-name="ch9">
              <chart:equation chart:display-r-square="true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0">
                <text:p>0</text:p>
                <draw:g>
                  <svg:desc>Лист1.C1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